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Mit den Abkürzungen:</mtext>
          </mrow>
        </mtd>
      </mtr>
      <mtr>
        <mtd>
          <mrow>
            <mrow>
              <mover accent="true">
                <mi>E</mi>
                <mo stretchy="false">̂</mo>
              </mover>
              <mo stretchy="false">=</mo>
              <mrow>
                <msub>
                  <mi>E</mi>
                  <mi>p</mi>
                </msub>
                <mo stretchy="false">+</mo>
                <msub>
                  <mi>m</mi>
                  <mtext>e</mtext>
                </msub>
              </mrow>
            </mrow>
            <msup>
              <mi>c</mi>
              <mn>2</mn>
            </msup>
            <mi/>
            <mtext> ; </mtext>
            <mi/>
            <mrow>
              <msub>
                <mi>p</mi>
                <mrow>
                  <mrow>
                    <mo stretchy="false">±</mo>
                    <mi/>
                  </mrow>
                </mrow>
              </msub>
              <mo stretchy="false">=</mo>
              <mrow>
                <msub>
                  <mi>p</mi>
                  <mi>x</mi>
                </msub>
                <mo stretchy="false">±</mo>
                <mtext>i</mtext>
              </mrow>
            </mrow>
            <msub>
              <mi>p</mi>
              <mi>y</mi>
            </msub>
          </mrow>
        </mtd>
      </mtr>
      <mtr>
        <mtd>
          <mrow>
            <mtext>Und der reellen Normierungskostanten</mtext>
            <mi>d</mi>
            <mtext>:</mtext>
          </mrow>
        </mtd>
      </mtr>
      <mtr>
        <mtd>
          <mrow>
            <mrow>
              <mrow>
                <mi>d</mi>
                <mo stretchy="false">=</mo>
                <mfrac>
                  <mrow>
                    <msub>
                      <mi>m</mi>
                      <mtext>e</mtext>
                    </msub>
                    <mrow>
                      <msup>
                        <mi>c</mi>
                        <mn>2</mn>
                      </msup>
                      <mo stretchy="false">+</mo>
                      <msub>
                        <mi>E</mi>
                        <mi>p</mi>
                      </msub>
                    </mrow>
                  </mrow>
                  <mrow>
                    <msqrt>
                      <mrow>
                        <mrow>
                          <msup>
                            <mrow>
                              <mo stretchy="false">(</mo>
                              <mrow>
                                <msub>
                                  <mi>m</mi>
                                  <mtext>e</mtext>
                                </msub>
                                <mrow>
                                  <msup>
                                    <mi>c</mi>
                                    <mn>2</mn>
                                  </msup>
                                  <mo stretchy="false">+</mo>
                                  <msub>
                                    <mi>E</mi>
                                    <mi>p</mi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  <mo stretchy="false">+</mo>
                          <msup>
                            <mi>c</mi>
                            <mn>2</mn>
                          </msup>
                        </mrow>
                        <msup>
                          <mrow>
                            <mstyle mathvariant="bold">
                              <mrow>
                                <mi>p</mi>
                              </mrow>
                            </mstyle>
                          </mrow>
                          <mn>2</mn>
                        </msup>
                      </mrow>
                    </msqrt>
                  </mrow>
                </mfrac>
              </mrow>
              <mo stretchy="false">=</mo>
              <mfrac>
                <mn>1</mn>
                <msqrt>
                  <mrow>
                    <mrow>
                      <mn>1</mn>
                      <mo stretchy="false">+</mo>
                      <mfrac>
                        <mrow>
                          <msup>
                            <mi>c</mi>
                            <mn>2</mn>
                          </msup>
                          <msup>
                            <mrow>
                              <mstyle mathvariant="bold">
                                <mrow>
                                  <mi>p</mi>
                                </mrow>
                              </mstyle>
                            </mrow>
                            <mn>2</mn>
                          </msup>
                        </mrow>
                        <mrow>
                          <msup>
                            <mrow>
                              <mover accent="true">
                                <mi>E</mi>
                                <mo stretchy="false">̂</mo>
                              </mover>
                            </mrow>
                            <mn>2</mn>
                          </msup>
                        </mrow>
                      </mfrac>
                    </mrow>
                  </mrow>
                </msqrt>
              </mfrac>
            </mrow>
            <munder>
              <mo stretchy="false">→</mo>
              <mrow>
                <mrow>
                  <mi>v</mi>
                  <mo stretchy="false">≪</mo>
                  <mi>c</mi>
                </mrow>
              </mrow>
            </munder>
            <mn>1</mn>
          </mrow>
        </mtd>
      </mtr>
    </mtable>
    <annotation encoding="StarMath 5.0">"Mit den Abkürzungen:" newline

hat E = E _p + m _"e" c^2 `" ; "~ p _{+- `} = p _x +- "i" p _y

newline

"Und der reellen Normierungskostanten" d ":" newline

d = {m _"e" c ^2 + E _p} over {sqrt{(m _"e" c ^2 + E _p) ^2 + c ^2 {bold p} ^2 }} = 
1 over sqrt{1 + {c ^2 {bold p} ^2} over {{hat E} ^2}} 
rightarrow csub {v &lt;&lt; c}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37:05.452000000</meta:creation-date>
    <meta:generator>LibreOffice/4.1.4.2$Windows_x86 LibreOffice_project/0a0440ccc0227ad9829de5f46be37cfb6edcf72</meta:generator>
  </office:meta>
</office:document-meta>
</file>